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198cm" style:rel-column-width="21378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1.115cm" style:rel-column-width="3844*"/>
    </style:style>
    <style:style style:name="Tabella3.D" style:family="table-column">
      <style:table-column-properties style:column-width="7.585cm" style:rel-column-width="26160*"/>
    </style:style>
    <style:style style:name="Tabella3.E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1pt solid #000000" fo:border-right="1pt solid #000000" fo:border-top="1pt solid #000000" fo:border-bottom="none"/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3cm"/>
    </style:style>
    <style:style style:name="Tabella3.A2" style:family="table-cell">
      <style:table-cell-properties fo:padding="0.097cm" fo:border-left="0.05pt solid #000000" fo:border-right="none" fo:border-top="none" fo:border-bottom="none"/>
    </style:style>
    <style:style style:name="Tabella3.B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092cm"/>
    </style:style>
    <style:style style:name="Tabella3.A3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fo:padding="0.097cm" fo:border-left="1pt solid #000000" fo:border-right="1pt solid #000000" fo:border-top="none" fo:border-bottom="none"/>
    </style:style>
    <style:style style:name="Tabella3.A4" style:family="table-cell">
      <style:table-cell-properties fo:padding="0.097cm" fo:border-left="0.05pt solid #000000" fo:border-right="none" fo:border-top="none" fo:border-bottom="none"/>
    </style:style>
    <style:style style:name="Tabella3.B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397cm"/>
    </style:style>
    <style:style style:name="Tabella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596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1cm" style:rel-column-width="10038*"/>
    </style:style>
    <style:style style:name="Tabella1.B" style:family="table-column">
      <style:table-column-properties style:column-width="4.985cm" style:rel-column-width="17192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1.305cm" style:rel-column-width="4502*"/>
    </style:style>
    <style:style style:name="Tabella1.E" style:family="table-column">
      <style:table-column-properties style:column-width="1.286cm" style:rel-column-width="4435*"/>
    </style:style>
    <style:style style:name="Tabella1.F" style:family="table-column">
      <style:table-column-properties style:column-width="1.905cm" style:rel-column-width="657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797cm" style:rel-column-width="6199*"/>
    </style:style>
    <style:style style:name="Tabella1.I" style:family="table-column">
      <style:table-column-properties style:column-width="1.014cm" style:rel-column-width="3501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none" fo:border-top="none" fo:border-bottom="0.05pt solid #000000"/>
    </style:style>
    <style:style style:name="Tabella1.F3" style:family="table-cell">
      <style:table-cell-properties fo:padding="0.097cm" fo:border-left="none" fo:border-right="none" fo:border-top="none" fo:border-bottom="0.05pt solid #000000"/>
    </style:style>
    <style:style style:name="Tabella1.G3" style:family="table-cell">
      <style:table-cell-properties fo:padding="0.097cm" fo:border-left="none" fo:border-right="none" fo:border-top="none" fo:border-bottom="0.05pt solid #000000"/>
    </style:style>
    <style:style style:name="Tabella1.H3" style:family="table-cell">
      <style:table-cell-properties fo:padding="0.097cm" fo:border-left="none" fo:border-right="none" fo:border-top="none" fo:border-bottom="0.05pt solid #000000"/>
    </style:style>
    <style:style style:name="Tabella1.I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none" fo:border-top="none" fo:border-bottom="0.05pt solid #000000"/>
    </style:style>
    <style:style style:name="Tabella1.E9" style:family="table-cell">
      <style:table-cell-properties fo:padding="0.097cm" fo:border-left="none" fo:border-right="none" fo:border-top="none" fo:border-bottom="0.05pt solid #000000"/>
    </style:style>
    <style:style style:name="Tabella1.F9" style:family="table-cell">
      <style:table-cell-properties fo:padding="0.097cm" fo:border-left="none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none" fo:border-right="none" fo:border-top="none" fo:border-bottom="0.05pt solid #000000"/>
    </style:style>
    <style:style style:name="Tabella1.I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P1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e1a1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84ff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e38b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6fb9aa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Header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0fb31f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0fb31f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 Light"/>
    </style:style>
    <style:style style:name="P17" style:family="paragraph" style:parent-style-name="Standard">
      <style:text-properties officeooo:paragraph-rsid="00a54fdf"/>
    </style:style>
    <style:style style:name="P18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de1a1a" officeooo:paragraph-rsid="00de1a1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>
      <style:text-properties style:font-name="Arial2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Text_20_body">
      <style:text-properties style:font-name="Ubuntu Light" fo:font-size="6pt" style:font-size-asian="5.25pt" style:font-size-complex="6pt"/>
    </style:style>
    <style:style style:name="P35" style:family="paragraph" style:parent-style-name="Text_20_body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c11b5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dfd6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use-window-font-color="true" style:font-name="Arial2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</style:style>
    <style:style style:name="P4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fb800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25f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Frame_20_contents">
      <style:paragraph-properties fo:text-align="start" style:justify-single-word="false"/>
    </style:style>
    <style:style style:name="P5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5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6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P6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6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6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6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7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7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7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1018eae" officeooo:paragraph-rsid="010009e7" style:font-size-asian="14pt" style:font-weight-asian="bold" style:font-size-complex="14pt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6pt" style:font-size-asian="6pt" style:font-size-complex="6pt"/>
    </style:style>
    <style:style style:name="fr1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2">CONSEGNA RICHIESTA</text:p>
          </table:table-cell>
          <table:table-cell table:style-name="Tabella3.B1" office:value-type="string">
            <text:p text:style-name="P4">DOCUMENTO</text:p>
          </table:table-cell>
          <table:table-cell table:style-name="Tabella3.C1" table:number-rows-spanned="4" office:value-type="string">
            <text:p text:style-name="P5"/>
          </table:table-cell>
          <table:table-cell table:style-name="Tabella3.C1" table:number-rows-spanned="4" table:number-columns-spanned="2" office:value-type="string">
            <text:p text:style-name="P5"><text:span text:style-name="T6">SPETT.LE</text:span> / MESSRS</text:p>
            <text:p text:style-name="P41"><text:placeholder text:placeholder-type="text">&lt;o.partner_id.name&gt;</text:placeholder></text:p>
            <text:p text:style-name="P4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5"/>
          </table:table-cell>
          <table:table-cell table:style-name="Tabella3.B2" office:value-type="string">
            <text:p text:style-name="P19">ORDINE FORNITORE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13">CONSEGNA PREVISTA</text:p>
          </table:table-cell>
          <table:table-cell table:style-name="Tabella3.B5" office:value-type="string">
            <text:p text:style-name="P4">NUMERO</text:p>
          </table:table-cell>
          <table:covered-table-cell/>
          <table:covered-table-cell/>
          <table:covered-table-cell/>
        </table:table-row>
        <table:table-row table:style-name="Tabella3.2">
          <table:table-cell table:style-name="Tabella3.A4" office:value-type="string">
            <text:p text:style-name="P11"><text:placeholder text:placeholder-type="text">&lt;formatLang(o.minimum_planned_date, date=True)&gt;</text:placeholder></text:p>
          </table:table-cell>
          <table:table-cell table:style-name="Tabella3.B4" office:value-type="string">
            <text:p text:style-name="P12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5">
          <table:table-cell table:style-name="Tabella3.A5" office:value-type="string">
            <text:p text:style-name="P3">NOTE</text:p>
          </table:table-cell>
          <table:table-cell table:style-name="Tabella3.B5" office:value-type="string">
            <text:p text:style-name="P20">DATA</text:p>
          </table:table-cell>
          <table:table-cell table:style-name="Tabella3.C1" office:value-type="string">
            <text:p text:style-name="P6"/>
          </table:table-cell>
          <table:table-cell table:style-name="Tabella3.C1" table:number-rows-spanned="2" office:value-type="string">
            <text:p text:style-name="P6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C1" table:number-rows-spanned="2" office:value-type="string">
            <text:p text:style-name="P7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6" office:value-type="string">
            <text:p text:style-name="P36"><text:placeholder text:placeholder-type="text">&lt;o.delivery_note&gt;</text:placeholder></text:p>
          </table:table-cell>
          <table:table-cell table:style-name="Tabella3.B6" office:value-type="string">
            <text:p text:style-name="P18"><text:placeholder text:placeholder-type="text">&lt;formatLang(o.date_order, date=True)&gt;</text:placeholder></text:p>
          </table:table-cell>
          <table:table-cell table:style-name="Tabella3.C1" office:value-type="string">
            <text:p text:style-name="P23"/>
          </table:table-cell>
          <table:covered-table-cell/>
          <table:covered-table-cell/>
        </table:table-row>
      </table:table>
      <text:p text:style-name="P3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6">ART<text:span text:style-name="T7">ICOLO / ARTICLE</text:span></text:p>
            </table:table-cell>
            <table:table-cell table:style-name="Tabella1.A1" office:value-type="string">
              <text:p text:style-name="P42">DESCRIZIONE / DESCRIPTION</text:p>
            </table:table-cell>
            <table:table-cell table:style-name="Tabella1.C1" office:value-type="string">
              <text:p text:style-name="P27">COLORE / COLOUR</text:p>
            </table:table-cell>
            <table:table-cell table:style-name="Tabella1.A1" office:value-type="string">
              <text:p text:style-name="P26">U.M.</text:p>
            </table:table-cell>
            <table:table-cell table:style-name="Tabella1.A1" office:value-type="string">
              <text:p text:style-name="P26">Q.TA'/Q.TY</text:p>
            </table:table-cell>
            <table:table-cell table:style-name="Tabella1.A1" office:value-type="string">
              <text:p text:style-name="P28">PREZZO / <text:s/>PRICE</text:p>
            </table:table-cell>
            <table:table-cell table:style-name="Tabella1.A1" office:value-type="string">
              <text:p text:style-name="P28">SCONTI / DISCOUNTS</text:p>
            </table:table-cell>
            <table:table-cell table:style-name="Tabella1.A1" office:value-type="string">
              <text:p text:style-name="P28">IMPORTO / AMOUNT</text:p>
            </table:table-cell>
            <table:table-cell table:style-name="Tabella1.I1" office:value-type="string">
              <text:p text:style-name="P28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47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29"/>
          </table:table-cell>
          <table:table-cell table:style-name="Tabella1.B3" table:number-columns-spanned="2" office:value-type="string">
            <text:p text:style-name="P48"><text:placeholder text:placeholder-type="text">&lt;o.text_note_pre or ''&gt;</text:placeholder></text:p>
          </table:table-cell>
          <table:covered-table-cell/>
          <table:table-cell table:style-name="Tabella1.D3" office:value-type="string">
            <text:p text:style-name="P30"/>
          </table:table-cell>
          <table:table-cell table:style-name="Tabella1.E3" office:value-type="string">
            <text:p text:style-name="P21"/>
          </table:table-cell>
          <table:table-cell table:style-name="Tabella1.F3" office:value-type="string">
            <text:p text:style-name="P21"/>
          </table:table-cell>
          <table:table-cell table:style-name="Tabella1.G3" office:value-type="string">
            <text:p text:style-name="P21"/>
          </table:table-cell>
          <table:table-cell table:style-name="Tabella1.H3" office:value-type="string">
            <text:p text:style-name="P21"/>
          </table:table-cell>
          <table:table-cell table:style-name="Tabella1.I3" office:value-type="string">
            <text:p text:style-name="P21"/>
          </table:table-cell>
        </table:table-row>
        <table:table-row table:style-name="Tabella1.2">
          <table:table-cell table:style-name="Tabella1.A4" table:number-columns-spanned="9" office:value-type="string">
            <text:p text:style-name="P4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32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24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45"><text:placeholder text:placeholder-type="text">&lt;"%s\n" % l.text_note_pre if l.text_note_pre else  ''&gt;</text:placeholder><text:placeholder text:placeholder-type="text">&lt;l.name or ''&gt;</text:placeholder><text:placeholder text:placeholder-type="text">&lt;"%s\n" % l.text_note_post if l.text_note_post else  ''&gt;</text:placeholder><text:span text:style-name="T9"><text:placeholder text:placeholder-type="text">&lt;'\n%s' % l.product_id.colour if l.product_id.colour else ''&gt;</text:placeholder></text:span><text:span text:style-name="T10"><text:placeholder text:placeholder-type="text">&lt;"\n%s" % company.fsc_report_text if l.product_id.fsc_certified and company.fsc_certified and company.fsc_from_date&lt;= o.date_order else ''&gt;</text:placeholder></text:span></text:p>
          </table:table-cell>
          <table:covered-table-cell/>
          <table:table-cell table:style-name="Tabella1.D6" office:value-type="string">
            <text:p text:style-name="P25"><text:s/><text:placeholder text:placeholder-type="text">&lt;l.product_uom.name&gt;</text:placeholder></text:p>
          </table:table-cell>
          <table:table-cell table:style-name="Tabella1.E6" office:value-type="string">
            <text:p text:style-name="P51"><text:s/><text:placeholder text:placeholder-type="text">&lt;formatLang(l.product_qty, digits=0)&gt;</text:placeholder></text:p>
          </table:table-cell>
          <table:table-cell table:style-name="Tabella1.F6" office:value-type="string">
            <text:p text:style-name="P49"><text:placeholder text:placeholder-type="text">&lt;o.currency_id.symbol&gt;</text:placeholder> <text:placeholder text:placeholder-type="text">&lt;formatLang(l.price_unit, digits=get_digits(dp='Product Purchase Price') or get_digits(dp='Product Price'))&gt;</text:placeholder></text:p>
          </table:table-cell>
          <table:table-cell table:style-name="Tabella1.G6" office:value-type="string">
            <text:p text:style-name="P50"/>
          </table:table-cell>
          <table:table-cell table:style-name="Tabella1.H6" office:value-type="string">
            <text:p text:style-name="P8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52"><text:placeholder text:placeholder-type="text">&lt;l.taxes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31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43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office:value-type="string">
            <text:p text:style-name="P29"/>
          </table:table-cell>
          <table:table-cell table:style-name="Tabella1.B9" table:number-columns-spanned="2" office:value-type="string">
            <text:p text:style-name="P44"><text:placeholder text:placeholder-type="text">&lt;o.text_note_post or ''&gt;</text:placeholder></text:p>
          </table:table-cell>
          <table:covered-table-cell/>
          <table:table-cell table:style-name="Tabella1.D9" office:value-type="string">
            <text:p text:style-name="P30"/>
          </table:table-cell>
          <table:table-cell table:style-name="Tabella1.E9" office:value-type="string">
            <text:p text:style-name="P53"/>
          </table:table-cell>
          <table:table-cell table:style-name="Tabella1.F9" office:value-type="string">
            <text:p text:style-name="P54"/>
          </table:table-cell>
          <table:table-cell table:style-name="Tabella1.G9" office:value-type="string">
            <text:p text:style-name="P55"/>
          </table:table-cell>
          <table:table-cell table:style-name="Tabella1.H9" office:value-type="string">
            <text:p text:style-name="P55"/>
          </table:table-cell>
          <table:table-cell table:style-name="Tabella1.I9" office:value-type="string">
            <text:p text:style-name="P56"/>
          </table:table-cell>
        </table:table-row>
        <table:table-row table:style-name="Tabella1.2">
          <table:table-cell table:style-name="Tabella1.A10" table:number-columns-spanned="9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33">SPEDIZIONE A MEZZO</text:p>
          </table:table-cell>
          <table:table-cell table:style-name="Tabella4.A1" office:value-type="string">
            <text:p text:style-name="P38">PAGAMENTO</text:p>
          </table:table-cell>
          <table:table-cell table:style-name="Tabella4.C1" table:number-rows-spanned="4" office:value-type="string">
            <text:p text:style-name="P15"><text:placeholder text:placeholder-type="text">&lt;if test="company.fsc_certified and company.fsc_from_date&lt;= o.date_order"&gt;</text:placeholder></text:p>
            <text:p text:style-name="P14"><draw:frame draw:style-name="fr1" draw:name="image:asimage(company.fsc_logo,'logo_fsc')" text:anchor-type="as-char" svg:width="1.501cm" style:rel-width="50%" svg:height="1.499cm" style:rel-height="scale-min" draw:z-index="0"><draw:text-box><text:p text:style-name="Frame_20_contents"/></draw:text-box></draw:frame></text:p>
            <text:p text:style-name="P14"><text:placeholder text:placeholder-type="text">&lt;/if&gt;</text:placeholder></text:p>
          </table:table-cell>
          <table:table-cell table:style-name="Tabella4.D1" office:value-type="string">
            <text:p text:style-name="P37"/>
          </table:table-cell>
        </table:table-row>
        <table:table-row table:style-name="Tabella4.2">
          <table:table-cell table:style-name="Tabella4.A2" office:value-type="string">
            <text:p text:style-name="P10"><text:placeholder text:placeholder-type="text">&lt;o.transportation_method_id.name&gt;</text:placeholder></text:p>
          </table:table-cell>
          <table:table-cell table:style-name="Tabella4.B2" office:value-type="string">
            <text:p text:style-name="P9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22"/>
          </table:table-cell>
        </table:table-row>
        <table:table-row table:style-name="Tabella4.3">
          <table:table-cell table:style-name="Tabella4.A1" office:value-type="string">
            <text:p text:style-name="P38">PORTO</text:p>
          </table:table-cell>
          <table:table-cell table:style-name="Tabella4.A1" office:value-type="string">
            <text:p text:style-name="P40">APPOGGIO BANCARIO</text:p>
          </table:table-cell>
          <table:covered-table-cell/>
          <table:table-cell table:style-name="Tabella4.A1" office:value-type="string">
            <text:p text:style-name="P39">TOTALE</text:p>
          </table:table-cell>
        </table:table-row>
        <table:table-row table:style-name="Tabella4.4">
          <table:table-cell table:style-name="Tabella4.A2" office:value-type="string">
            <text:p text:style-name="P10"><text:placeholder text:placeholder-type="text">&lt;o.carriage_condition_id.name&gt;</text:placeholder></text:p>
          </table:table-cell>
          <table:table-cell table:style-name="Tabella4.A2" office:value-type="string">
            <text:p text:style-name="P10"><text:placeholder text:placeholder-type="text">&lt;'%s [%s %s %s %s %s %s]' % (o.used_bank_id.bank_name, 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4.A2" office:value-type="string">
            <text:p text:style-name="P46"><text:placeholder text:placeholder-type="text">&lt;o.currency_id.symbol&gt;</text:placeholder> <text:span text:style-name="T8"><text:placeholder text:placeholder-type="text">&lt;formatLang(o.amount_total, digits=get_digits(dp='Account'))&gt;</text:placeholder>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001cm" table:align="center"/>
    </style:style>
    <style:style style:name="Tabella2.A" style:family="table-column">
      <style:table-column-properties style:column-width="3.995cm"/>
    </style:style>
    <style:style style:name="Tabella2.B" style:family="table-column">
      <style:table-column-properties style:column-width="3.81cm"/>
    </style:style>
    <style:style style:name="Tabella2.C" style:family="table-column">
      <style:table-column-properties style:column-width="7.2cm"/>
    </style:style>
    <style:style style:name="Tabella2.1" style:family="table-row">
      <style:table-row-properties style:row-height="0.688cm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2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1018eae" officeooo:paragraph-rsid="010009e7" style:font-size-asian="14pt" style:font-weight-asian="bold" style:font-size-complex="14pt" style:font-weight-complex="bold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A"/>
          <table:table-row table:style-name="Tabella2.1">
            <table:table-cell table:style-name="Tabella2.A1" table:number-rows-spanned="2" office:value-type="string">
              <text:p text:style-name="MP1"><draw:frame draw:style-name="Mfr1" draw:name="Cornice1" text:anchor-type="paragraph" svg:x="0.011cm" svg:y="-0.011cm" style:rel-width="97%" svg:height="3.679cm" style:rel-height="scale-min" draw:z-index="1"><draw:text-box fo:min-width="3.687cm"><text:p text:style-name="MP2"/></draw:text-box></draw:frame></text:p>
            </table:table-cell>
            <table:table-cell table:style-name="Tabella2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2.2">
            <table:covered-table-cell/>
            <table:table-cell table:style-name="Tabella2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2.B1" office:value-type="string">
              <text:p text:style-name="MP7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2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2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  <style:footer>
        <text:p text:style-name="MP17">PRENOTAZIONE SCARICO CON RIFERIMENTO NOSTRO NUMERO D'ORDINE </text:p>
        <text:p text:style-name="MP17">AL NUMERO 030/903210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1-13T10:39:41.801881068</dc:date>
    <meta:editing-duration>P6DT3H59M51S</meta:editing-duration>
    <meta:editing-cycles>775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64" meta:word-count="208" meta:character-count="2159" meta:non-whitespace-character-count="2012"/>
    <meta:user-defined meta:name="Info 1"/>
    <meta:user-defined meta:name="Info 2"/>
    <meta:user-defined meta:name="Info 3"/>
    <meta:user-defined meta:name="Info 4"/>
  </office:meta>
</office:document-meta>
</file>